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Hi-Tech Display</text:p>
          </table:table-cell>
          <table:table-cell office:value-type="string">
            <text:p>Display Moderno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An advanced gadget provided by the termite kingdom. Displays some rather... confusing visuals.</text:p>
          </table:table-cell>
          <table:table-cell office:value-type="string">
            <text:p>Un artilugio proveniente del reino de las termitas. Lo que enseña es... curioso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</text:p>
          </table:table-cell>
          <table:table-cell office:value-type="string">
            <text:p>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Empty boxes. Looks like they came from the Bee's factory.</text:p>
          </table:table-cell>
          <table:table-cell office:value-type="string">
            <text:p>Cajas vacias. Parecen habe venido de la fabrica de las Abejas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-crafted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meticulously hand-crafted rug with the symbol of the Bee Kingdom stiched o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que es en si misma, una flama.</text:p>
          </table:table-cell>
        </table:table-row>
        <table:table-row table:style-name="ro1">
          <table:table-cell office:value-type="string">
            <text:p>largegrass_0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largegrass_0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que crece en todos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Cartel de “Prohibido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 Wait...</text:p>
          </table:table-cell>
          <table:table-cell office:value-type="string">
            <text:p>¡Este letrero no puede detenerme porque no sé leer! Espera...</text:p>
          </table:table-cell>
        </table:table-row>
        <table:table-row table:style-name="ro1">
          <table:table-cell office:value-type="string">
            <text:p>berry_bush_name</text:p>
          </table:table-cell>
          <table:table-cell office:value-type="string">
            <text:p>Berry Bush</text:p>
          </table:table-cell>
          <table:table-cell office:value-type="string">
            <text:p>Arbusto de Bayas</text:p>
          </table:table-cell>
        </table:table-row>
        <table:table-row table:style-name="ro1">
          <table:table-cell office:value-type="string">
            <text:p>berry_bush_desc</text:p>
          </table:table-cell>
          <table:table-cell office:value-type="string">
            <text:p>This bush grows edible berries every so often, and they can be used to feed Aphids.</text:p>
          </table:table-cell>
          <table:table-cell office:value-type="string">
            <text:p>Este arbusto crece bayas comestibles ocasionalmente, y se pueden usan para alimentar a los Áfidos.</text:p>
          </table:table-cell>
        </table:table-row>
        <table:table-row table:style-name="ro1">
          <table:table-cell office:value-type="string">
            <text:p>sunshade_name</text:p>
          </table:table-cell>
          <table:table-cell office:value-type="string">
            <text:p>Leaf Sunshade</text:p>
          </table:table-cell>
          <table:table-cell office:value-type="string">
            <text:p>Parasol de Hoja</text:p>
          </table:table-cell>
        </table:table-row>
        <table:table-row table:style-name="ro1">
          <table:table-cell office:value-type="string">
            <text:p>sunshade_desc</text:p>
          </table:table-cell>
          <table:table-cell office:value-type="string">
            <text:p>Keep the sun from touching you by sitting underneath the shade of this unnaturally cool leaf.</text:p>
          </table:table-cell>
          <table:table-cell office:value-type="string">
            <text:p>Manten al sol lejos de ti sentandote debajo de la inexplicadadamente refrescante sombra de esta hoja.</text:p>
          </table:table-cell>
        </table:table-row>
        <table:table-row table:style-name="ro1">
          <table:table-cell office:value-type="string">
            <text:p>lilypad_torch_name</text:p>
          </table:table-cell>
          <table:table-cell office:value-type="string">
            <text:p>Lilypad Torch</text:p>
          </table:table-cell>
          <table:table-cell office:value-type="string">
            <text:p>Antorcha de Nenúfar</text:p>
          </table:table-cell>
        </table:table-row>
        <table:table-row table:style-name="ro1">
          <table:table-cell office:value-type="string">
            <text:p>lilypad_torch_desc</text:p>
          </table:table-cell>
          <table:table-cell office:value-type="string">
            <text:p>Make any puddle of water look like the night sky above by placing these beautiful lights around.</text:p>
          </table:table-cell>
          <table:table-cell office:value-type="string">
            <text:p>Haz que cualquier charco de agua parezca como la bella noche misma colocando estos delicados adornos alreadedor.</text:p>
          </table:table-cell>
        </table:table-row>
        <table:table-row table:style-name="ro1">
          <table:table-cell office:value-type="string">
            <text:p>bee_flag_name</text:p>
          </table:table-cell>
          <table:table-cell office:value-type="string">
            <text:p>Bee Kingdom Pennant</text:p>
          </table:table-cell>
          <table:table-cell office:value-type="string">
            <text:p>Estandarte - Abeja</text:p>
          </table:table-cell>
        </table:table-row>
        <table:table-row table:style-name="ro1">
          <table:table-cell office:value-type="string">
            <text:p>bee_flag_desc</text:p>
          </table:table-cell>
          <table:table-cell office:value-type="string">
            <text:p>A flag that waves the emblem of the Bee Kingdom. For some reason, it is sold as a souvenir.</text:p>
          </table:table-cell>
          <table:table-cell office:value-type="string">
            <text:p>Una bandera que yergue el emblema del Reino de las Abejas. Por alguna razon lo venden como recuerdo.</text:p>
          </table:table-cell>
        </table:table-row>
        <table:table-row table:style-name="ro1">
          <table:table-cell office:value-type="string">
            <text:p>bench_name</text:p>
          </table:table-cell>
          <table:table-cell office:value-type="string">
            <text:p>Leaf Bench</text:p>
          </table:table-cell>
          <table:table-cell office:value-type="string">
            <text:p>Banco de Hoja</text:p>
          </table:table-cell>
        </table:table-row>
        <table:table-row table:style-name="ro1">
          <table:table-cell office:value-type="string">
            <text:p>bench_desc</text:p>
          </table:table-cell>
          <table:table-cell office:value-type="string">
            <text:p>Why don't you just take a minute, and relax? I'm sure you turned off the fire stove.</text:p>
          </table:table-cell>
          <table:table-cell office:value-type="string">
            <text:p>¿Porque no te tomas un minuto y te relajas? Estoy seguro que no te dejaste el horno de fuego encendido.</text:p>
          </table:table-cell>
        </table:table-row>
        <table:table-row table:style-name="ro1">
          <table:table-cell office:value-type="string">
            <text:p>ant_flag_name</text:p>
          </table:table-cell>
          <table:table-cell office:value-type="string">
            <text:p>Ant Kingdom Pennant</text:p>
          </table:table-cell>
          <table:table-cell office:value-type="string">
            <text:p>Estandarte - Hormiga</text:p>
          </table:table-cell>
        </table:table-row>
        <table:table-row table:style-name="ro1">
          <table:table-cell office:value-type="string">
            <text:p>ant_flag_desc</text:p>
          </table:table-cell>
          <table:table-cell office:value-type="string">
            <text:p>A flag displaying the symbol of the Ant Kingdom. Included as part of protocol.</text:p>
          </table:table-cell>
          <table:table-cell office:value-type="string">
            <text:p>Una bandera que despliega el simbolo del Reino de las Hormigas. Incluida como parte del protocolo.</text:p>
          </table:table-cell>
        </table:table-row>
        <table:table-row table:style-name="ro1">
          <table:table-cell office:value-type="string">
            <text:p>rock_name</text:p>
          </table:table-cell>
          <table:table-cell office:value-type="string">
            <text:p>Boulder</text:p>
          </table:table-cell>
          <table:table-cell office:value-type="string">
            <text:p>Roca</text:p>
          </table:table-cell>
        </table:table-row>
        <table:table-row table:style-name="ro1">
          <table:table-cell office:value-type="string">
            <text:p>rock_desc</text:p>
          </table:table-cell>
          <table:table-cell office:value-type="string">
            <text:p>A big piece of rock, perfect for overly sized gardens.</text:p>
          </table:table-cell>
          <table:table-cell office:value-type="string">
            <text:p>Una pieza larga de piedra, perfecta para jardines de tamaños extraordinarios.</text:p>
          </table:table-cell>
        </table:table-row>
        <table:table-row table:style-name="ro1">
          <table:table-cell office:value-type="string">
            <text:p>stump_name</text:p>
          </table:table-cell>
          <table:table-cell office:value-type="string">
            <text:p>Stump Chair</text:p>
          </table:table-cell>
          <table:table-cell office:value-type="string">
            <text:p>Silla de Tocón</text:p>
          </table:table-cell>
        </table:table-row>
        <table:table-row table:style-name="ro1">
          <table:table-cell office:value-type="string">
            <text:p>stump_desc</text:p>
          </table:table-cell>
          <table:table-cell office:value-type="string">
            <text:p>A simple chair made from the base of a larger twig.</text:p>
          </table:table-cell>
          <table:table-cell office:value-type="string">
            <text:p>Una simple silla hecha con la base de una rama de gran tamaño.</text:p>
          </table:table-cell>
        </table:table-row>
        <table:table-row table:style-name="ro1">
          <table:table-cell office:value-type="string">
            <text:p>lilypad_name</text:p>
          </table:table-cell>
          <table:table-cell office:value-type="string">
            <text:p>Lilypad</text:p>
          </table:table-cell>
          <table:table-cell office:value-type="string">
            <text:p>Nenúfar</text:p>
          </table:table-cell>
        </table:table-row>
        <table:table-row table:style-name="ro1">
          <table:table-cell office:value-type="string">
            <text:p>lilypad_desc</text:p>
          </table:table-cell>
          <table:table-cell office:value-type="string">
            <text:p>Adorn the water surface with this rather elegant water leaf.</text:p>
          </table:table-cell>
          <table:table-cell office:value-type="string">
            <text:p>Adorna la superficie del agua con esta elegante hoja aquatica.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30/03/2025</text:date>, <text:time>19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30T19:31:40.58</dc:date>
    <dc:creator>Summer </dc:creator>
    <meta:generator>OpenOffice/4.1.15$Win32 OpenOffice.org_project/4115m2$Build-9813</meta:generator>
    <meta:editing-duration>PT7H55M40S</meta:editing-duration>
    <meta:editing-cycles>31</meta:editing-cycles>
    <meta:document-statistic meta:table-count="1" meta:cell-count="116" meta:object-count="0"/>
  </office:meta>
</office:document-meta>
</file>